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80d37" officeooo:paragraph-rsid="00180d37"/>
    </style:style>
    <style:style style:name="P2" style:family="paragraph" style:parent-style-name="Standard">
      <style:paragraph-properties fo:text-align="center" style:justify-single-word="false"/>
      <style:text-properties officeooo:rsid="00180d37" officeooo:paragraph-rsid="00180d37"/>
    </style:style>
    <style:style style:name="P3" style:family="paragraph" style:parent-style-name="Standard">
      <style:paragraph-properties fo:text-align="start" style:justify-single-word="false"/>
      <style:text-properties officeooo:rsid="0019caed" officeooo:paragraph-rsid="0019caed"/>
    </style:style>
    <style:style style:name="P4" style:family="paragraph" style:parent-style-name="Standard">
      <style:paragraph-properties fo:text-align="start" style:justify-single-word="false"/>
      <style:text-properties officeooo:rsid="001a7fab" officeooo:paragraph-rsid="001a7fab"/>
    </style:style>
    <style:style style:name="P5" style:family="paragraph" style:parent-style-name="Standard">
      <style:paragraph-properties fo:text-align="start" style:justify-single-word="false"/>
      <style:text-properties officeooo:rsid="001aa9a1" officeooo:paragraph-rsid="001aa9a1"/>
    </style:style>
    <style:style style:name="P6" style:family="paragraph" style:parent-style-name="Standard">
      <style:paragraph-properties fo:text-align="start" style:justify-single-word="false"/>
      <style:text-properties fo:font-weight="bold" officeooo:rsid="001aa9a1" officeooo:paragraph-rsid="001aa9a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aa9a1" officeooo:paragraph-rsid="001aa9a1"/>
    </style:style>
    <style:style style:name="P8" style:family="paragraph" style:parent-style-name="Standard">
      <style:paragraph-properties fo:text-align="start" style:justify-single-word="false"/>
      <style:text-properties officeooo:rsid="001e2c71" officeooo:paragraph-rsid="001e2c71"/>
    </style:style>
    <style:style style:name="T1" style:family="text">
      <style:text-properties officeooo:rsid="001aa9a1"/>
    </style:style>
    <style:style style:name="T2" style:family="text">
      <style:text-properties officeooo:rsid="001c8acc"/>
    </style:style>
    <style:style style:name="T3" style:family="text">
      <style:text-properties officeooo:rsid="001ca9c1"/>
    </style:style>
    <style:style style:name="T4" style:family="text">
      <style:text-properties officeooo:rsid="001e2c71"/>
    </style:style>
    <style:style style:name="T5" style:family="text">
      <style:text-properties officeooo:rsid="001fbcba"/>
    </style:style>
    <style:style style:name="T6" style:family="text">
      <style:text-properties officeooo:rsid="00208dd6"/>
    </style:style>
    <style:style style:name="T7" style:family="text">
      <style:text-properties officeooo:rsid="0020a3b4"/>
    </style:style>
    <style:style style:name="T8" style:family="text">
      <style:text-properties officeooo:rsid="00220a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J Guillaume</text:p>
      <text:p text:style-name="P1">Professor Kapfhammer</text:p>
      <text:p text:style-name="P1">29 January 2015</text:p>
      <text:p text:style-name="P1">CMPSC 112</text:p>
      <text:p text:style-name="P1"/>
      <text:p text:style-name="P2">Laboratory 2 Required Deliverables</text:p>
      <text:p text:style-name="P2"/>
      <text:p text:style-name="P1">1. <text:s/><text:span text:style-name="T3">I already had spf13-vim installed, and thus did not need to complete this component of the lab. </text:span></text:p>
      <text:p text:style-name="P1"/>
      <text:p text:style-name="P1">2. <text:s/>Tutorial on Vim Basics:</text:p>
      <text:p text:style-name="P1">vim [filename] to open a vim fi<text:span text:style-name="T7">le</text:span></text:p>
      <text:p text:style-name="P1">:w saves the file</text:p>
      <text:p text:style-name="P1">:q will exit the editor</text:p>
      <text:p text:style-name="P1">:wp will save and exit</text:p>
      <text:p text:style-name="P1">zz will move cursor to the middle of the file</text:p>
      <text:p text:style-name="P1">zt will move cursor to the top of the file</text:p>
      <text:p text:style-name="P1">zb will move cursor to the bottom of the file</text:p>
      <text:p text:style-name="P3">gg will default go to the first line </text:p>
      <text:p text:style-name="P3">GG will default go to the last line</text:p>
      <text:p text:style-name="P1">h, l, j, and k can be used to navigate a file by line and space</text:p>
      <text:p text:style-name="P1">:n moves to the n line of a file</text:p>
      <text:p text:style-name="P3">0 goes to the beginning of a line</text:p>
      <text:p text:style-name="P4">$ goes to the end of a line</text:p>
      <text:p text:style-name="P4">CTRL F will go forward a screenful</text:p>
      <text:p text:style-name="P4">^B will go backward a screenful</text:p>
      <text:p text:style-name="P4">^U up half screen</text:p>
      <text:p text:style-name="P4">^D down half screen</text:p>
      <text:p text:style-name="P3">a will append (move cursor 1 to the right before switching to insert mode)</text:p>
      <text:p text:style-name="P3">i will change to insert mode</text:p>
      <text:p text:style-name="P3">escape exits to command mode <text:s text:c="2"/></text:p>
      <text:p text:style-name="P3">V starts visual mode linewise</text:p>
      <text:p text:style-name="P3">v starts visual mode per character</text:p>
      <text:p text:style-name="P3">gq will format lines to text width</text:p>
      <text:p text:style-name="P3">yy will copy a block of text</text:p>
      <text:p text:style-name="P3">n p will paste n</text:p>
      <text:p text:style-name="P4">d will delete selected text in visual mode</text:p>
      <text:p text:style-name="P4">u will undo [count]changes</text:p>
      <text:p text:style-name="P4">:u will undo one change</text:p>
      <text:p text:style-name="P4">CTRL will redo [count] changes which were undone</text:p>
      <text:p text:style-name="P4">:red will redo one change which was undone</text:p>
      <text:p text:style-name="P4">U will undo all latest changes on one line</text:p>
      <text:p text:style-name="P4">dd will delete a line</text:p>
      <text:p text:style-name="P4">x will delete a character</text:p>
      <text:p text:style-name="P4">:/ pattern search forward in file</text:p>
      <text:p text:style-name="P4">:? pattern search backward in file </text:p>
      <text:p text:style-name="P4">n is used after either of the 2 search commands to find the next occurrence of pattern</text:p>
      <text:p text:style-name="P4">:g/pat1/s//pat2/g will replace every occurrence of pattern 1 with pattern 2</text:p>
      <text:p text:style-name="P1">:r will copy a file into the window</text:p>
      <text:p text:style-name="P1"/>
      <text:p text:style-name="P1"><text:soft-page-break/>3. <text:span text:style-name="T1">Introduction to the use of Vim Plugins</text:span></text:p>
      <text:p text:style-name="P6">Ctrl-P</text:p>
      <text:p text:style-name="P5"><text:tab/><text:span text:style-name="T2">This command allows you to navigate your directories while in the Vim window. <text:s/>By pressing CTRL-p you open up a list of files from the current directory you are in. <text:s/>You can enter “..” if you wish to go back a directory. <text:s/>You select a file by pressing enter or t to make it a new tab. <text:s/></text:span></text:p>
      <text:p text:style-name="P6">Fugitive</text:p>
      <text:p text:style-name="P5"><text:tab/><text:span text:style-name="T5">Fugitive allows you check a file's status in the git repository without leaving the Vim window. <text:s/>Commands we will commonly use include: </text:span></text:p>
      <text:p text:style-name="P5">:<text:span text:style-name="T5">gs for git status (in git status you can type – or a p on a file to perform a git add on staged files)</text:span></text:p>
      <text:p text:style-name="P5">:<text:span text:style-name="T5">gc for git commit</text:span></text:p>
      <text:p text:style-name="P5">:<text:span text:style-name="T5">gp for git push</text:span></text:p>
      <text:p text:style-name="P6">NERDTree</text:p>
      <text:p text:style-name="P5"><text:tab/><text:span text:style-name="T3">This plugin provides the user capability of browsing files and directories from the vim window. <text:s/>Unlike Ctrl-P, the user is able to view the files in a tree/hierarchical <text:s/>structure. <text:s/>This is accessed using ctrl-E which opens the list to the left side of the screen. <text:s/>You are then able to use your mouse or keypad to explore the current directory or go explore other directories easily. <text:s/>By pressing “t” you can open the file into a separate tab in the same Vim window. <text:s/>The user can also use the command “,e” to open the NerdTree and q to exit the NerdTree. <text:s/></text:span></text:p>
      <text:p text:style-name="P6">NERDCommenter</text:p>
      <text:p text:style-name="P5"><text:tab/><text:span text:style-name="T4">This plugin allows the user greater accessibility of their comments. <text:s/></text:span></text:p>
      <text:p text:style-name="P8">cc will comment out the current line or text selected in visual mode</text:p>
      <text:p text:style-name="P8">nc will do the same thing as cc but will nest the comments</text:p>
      <text:p text:style-name="P8">cm will comment out a selected block of comments with /* and */</text:p>
      <text:p text:style-name="P8">cs will comment out a selected block of comments using /* and */ but all lines will begin with a *</text:p>
      <text:p text:style-name="P6">EasyMotion</text:p>
      <text:p text:style-name="P5"><text:tab/><text:span text:style-name="T7">This plugin allows the user to navigate the vim file with ease. <text:s/>This includes the l, j, k, and h keys used in basic vim. <text:s/></text:span></text:p>
      <text:p text:style-name="P6">Tabularize</text:p>
      <text:p text:style-name="P5"><text:tab/><text:span text:style-name="T6">Tabularize allows you to align statements by equal signs, colons, etc. <text:s/></text:span></text:p>
      <text:p text:style-name="P6">Tagbar</text:p>
      <text:p text:style-name="P5"><text:tab/><text:span text:style-name="T8">This provides the function of creating tags for the open file and opening a panel on the left to show classes and functions available in a file. <text:s text:c="2"/>It essentially provides the layout of a file and its classes. <text:s/></text:span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0:18:45.046361339</meta:creation-date>
    <dc:date>2015-01-29T14:30:55.245647712</dc:date>
    <meta:editing-duration>PT1H2M28S</meta:editing-duration>
    <meta:editing-cycles>5</meta:editing-cycles>
    <meta:generator>LibreOffice/4.2.7.2$Linux_X86_64 LibreOffice_project/420m0$Build-2</meta:generator>
    <meta:print-date>2015-01-29T14:09:06.434134850</meta:print-date>
    <meta:document-statistic meta:table-count="0" meta:image-count="0" meta:object-count="0" meta:page-count="2" meta:paragraph-count="67" meta:word-count="691" meta:character-count="3568" meta:non-whitespace-character-count="2902"/>
  </office:meta>
</office:document-meta>
</file>